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Heading_20_1" style:master-page-name="Standard">
      <style:paragraph-properties style:page-number="auto"/>
    </style:style>
    <style:style style:name="P4" style:family="paragraph" style:parent-style-name="Heading_20_2">
      <style:paragraph-properties fo:margin-top="0in" fo:margin-bottom="0in" style:contextual-spacing="false" fo:line-height="100%"/>
    </style:style>
    <style:style style:name="P5" style:family="paragraph" style:parent-style-name="Heading_20_3">
      <style:paragraph-properties fo:margin-top="0in" fo:margin-bottom="0in" style:contextual-spacing="false" fo:line-height="100%"/>
    </style:style>
    <style:style style:name="P6" style:family="paragraph" style:parent-style-name="LO-normal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Sorts Mill Goudy" fo:font-size="12pt" style:font-name-asian="Sorts Mill Goudy1" style:font-size-asian="12pt" style:font-name-complex="Sorts Mill Goudy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Martial Arts</text:h>
      <text:h text:style-name="Heading_20_2" text:outline-level="2">Deadly Beastman Style</text:h>
      <text:p text:style-name="LO-normal"><text:span text:style-name="T1">Shapeshifting, Physique, Brawl</text:span></text:p>
      <text:p text:style-name="LO-normal">No External Armor, No External Weapons</text:p>
      <text:p text:style-name="LO-normal">The Deadly Beastman, on taking this form, merges their Spirit Form and Human form into one, as though they had flared their anima to its full level. </text:p>
      <text:p text:style-name="LO-normal">The Beastman grows natural weaponry, based on the natural weaponry of their Spirit Form. While they are still considered unarmed, they may use the statistics of Unarmed, <text:s/>Light, or Medium Weaponry, with an added +1 to Base Damage. The category choice should be reflective of their Spirit Form’s natural weaponry.<text:line-break/> [+3 acc, +1 Dmg; <text:s text:c="4"/>+2Acc +2 Dmg; <text:s/>or <text:s text:c="2"/>+1 Acc +3 Dmg]</text:p>
      <text:p text:style-name="LO-normal">The Beastman gains the<text:span text:style-name="T1"> </text:span>size of <text:span text:style-name="T1">Large</text:span> (+2 Soak, + 5 Endurance, and -2 successes on Fine Dexterity/Sneak rolls). This does not affect Lunars who are already of size Large (or bigger).</text:p>
      <text:p text:style-name="LO-normal">If the Beastman’s animal form has natural armor, such as a carapace or scales, they may gain an additional +1 Soak at the cost of -1 Evasion.</text:p>
      <text:p text:style-name="LO-normal">Aside from this, other mutations still follow the <text:span text:style-name="T1">Hybrid Body Rules</text:span> (including their alteration from the Hybrid Body Rearrangement)</text:p>
      <text:p text:style-name="LO-normal"/>
      <text:h text:style-name="P4" text:outline-level="2">Lesser Techniques</text:h>
      <text:h text:style-name="P5" text:outline-level="3"><text:span text:style-name="T2">Hide-Hardening Technique</text:span></text:h>
      <text:p text:style-name="LO-normal"><text:span text:style-name="T1">Cost: </text:span>3m; <text:span text:style-name="T1">Mins:</text:span> Physique 2, Shapeshifting 1<text:line-break/><text:span text:style-name="T1">Type:</text:span> Reflexive<text:line-break/><text:span text:style-name="T1">Duration: </text:span>Instant</text:p>
      <text:p text:style-name="LO-normal">The Lunar reinforces their body, hardening their defenses against an attack, gaining +3 Soak.</text:p>
      <text:h text:style-name="P5" text:outline-level="3"><text:span text:style-name="T2">Howling Visage</text:span></text:h>
      <text:p text:style-name="LO-normal"><text:span text:style-name="T1">Cost: </text:span>5m 2i; <text:span text:style-name="T1">Mins:</text:span> Physique 3, Shapeshifting 2<text:line-break/><text:span text:style-name="T1">Type:</text:span> Distract Action<text:line-break/><text:span text:style-name="T1">Duration: </text:span>Instant</text:p>
      <text:p text:style-name="LO-normal">The Lunar lets loose a great and terrifying Howl upon the battlefield, using their (Strength + Physique) as a Distract Action against all enemy characters that are within Medium Range of the Lunar, and can either hear or see them.</text:p>
      <text:h text:style-name="P5" text:outline-level="3"><text:span text:style-name="T2">Rip and Tear</text:span></text:h>
      <text:p text:style-name="LO-normal"><text:span text:style-name="T1">Cost: </text:span>4m, 2i; <text:span text:style-name="T1">Mins:</text:span> Physique 4, Shapeshifting 3<text:line-break/><text:span text:style-name="T1">Type:</text:span> Supplemental<text:line-break/><text:span text:style-name="T1">Duration: </text:span>Instant</text:p>
      <text:p text:style-name="LO-normal">With raging claws, and teeth, the Lunar shreds their target apart, dealing (Essence) additional Damage.</text:p>
      <text:h text:style-name="P4" text:outline-level="2">Greater Techniques</text:h>
      <text:h text:style-name="P5" text:outline-level="3"><text:span text:style-name="T2">Halting the Scarlet Flow</text:span></text:h>
      <text:p text:style-name="LO-normal"><text:span text:style-name="T1">Cost: </text:span>7m; <text:span text:style-name="T1">Mins:</text:span> Physique 5, Shapeshifting 4<text:line-break/><text:span text:style-name="T1">Type:</text:span> Secondary Action<text:line-break/><text:span text:style-name="T1">Duration: </text:span>Instant</text:p>
      <text:p text:style-name="LO-normal">The Lunar immediately regains (Shapeshifting + Essence) Endurance.</text:p>
      <text:h text:style-name="P5" text:outline-level="3"><text:span text:style-name="T2">Towering Giant Enhancement</text:span></text:h>
      <text:p text:style-name="LO-normal"><text:soft-page-break/><text:span text:style-name="T1">Cost: </text:span>--(2m); <text:span text:style-name="T1">Mins:</text:span> Physique 5, Shapeshifting 5<text:line-break/><text:span text:style-name="T1">Type:</text:span> Permanent (Secondary Action)<text:line-break/><text:span text:style-name="T1">Duration: </text:span>Permanent (Instant)</text:p>
      <text:p text:style-name="LO-normal">Instead of becoming <text:span text:style-name="T1">Large </text:span>on entering the form, the Lunar may instead become <text:span text:style-name="T1">Gigantic</text:span> (+4 Soak, +10 Endurance, -2Evasion, No Fine Dexterity/Sneak).</text:p>
      <text:p text:style-name="LO-normal">The Lunar may switch between <text:span text:style-name="T1">Large</text:span> and <text:span text:style-name="T1">Gigantic</text:span> as a Secondary Action costing 2m.</text:p>
      <text:p text:style-name="P6">Regardless of if the Lunar is Large or Gigantic, they gain an additional +2 Base Dam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Envision Roman1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hanging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1c4587" loext:opacity="100%" style:font-name="Envision Roman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0b5394" loext:opacity="100%" style:font-name="Envision Roman" fo:font-family="'Envision Roman'" style:font-family-generic="swiss" style:font-pitch="variable" fo:font-size="18pt" fo:language="en" fo:country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3d85c6" loext:opacity="100%" style:font-name="Goudy" fo:font-family="Goudy" style:font-family-generic="swiss" style:font-pitch="variable" fo:font-size="16pt" fo:language="en" fo:country="none" style:letter-kerning="false" style:font-name-asian="Modern Antiqua1" style:font-family-asian="'Modern Antiqua'" style:font-family-generic-asian="system" style:font-pitch-asian="variable" style:font-size-asian="16pt" style:language-asian="zh" style:country-asian="CN" style:font-name-complex="Modern Antiqua1" style:font-family-complex="'Modern Antiqua'" style:font-family-generic-complex="system" style:font-pitch-complex="variable" style:font-size-complex="16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1c4587" loext:opacity="100%" style:font-name="Arial" fo:font-family="Arial" style:font-family-generic="swiss" style:font-pitch="variable" fo:font-size="12pt" fo:language="en" fo:country="none" fo:font-style="normal" style:letter-kerning="false" style:font-name-asian="Spectral1" style:font-family-asian="Spectral" style:font-family-generic-asian="system" style:font-pitch-asian="variable" style:font-size-asian="12pt" style:language-asian="zh" style:country-asian="CN" style:font-style-asian="normal" style:font-name-complex="Spectral1" style:font-family-complex="Spectral" style:font-family-generic-complex="system" style:font-pitch-complex="variable" style:font-size-complex="12pt" style:language-complex="hi" style:country-complex="IN" style:font-style-complex="normal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hanging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Footer" style:family="paragraph" style:parent-style-name="Header_20_and_20_Footer" style:default-outline-level="" style:class="extra"/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1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LO-normal" style:family="paragraph" style:default-outline-level="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Te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1</text:page-number></text:p>
      </style:footer>
      <style:footer-left>
        <text:p text:style-name="MP1"><text:page-number text:select-page="current">2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05T18:42:02</dc:date>
    <meta:editing-cycles>1</meta:editing-cycles>
    <dc:title>Martial Arts</dc:title>
    <meta:editing-duration>P0D</meta:editing-duration>
    <meta:generator>LibreOffice/7.0.2.2$Windows_X86_64 LibreOffice_project/8349ace3c3162073abd90d81fd06dcfb6b36b994</meta:generator>
    <meta:document-statistic meta:table-count="0" meta:image-count="0" meta:object-count="0" meta:page-count="2" meta:paragraph-count="30" meta:word-count="393" meta:character-count="2460" meta:non-whitespace-character-count="2088"/>
  </office:meta>
</office:document-meta>
</file>